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ext:tab/>===============================================</text:span></text:p>
      <text:p text:style-name="P1"><text:span text:style-name="T1"><text:tab/><text:tab/><text:tab/><text:tab/>Pre-Defined Character Classes </text:span></text:p>
      <text:p text:style-name="P1"><text:span text:style-name="T1"><text:tab/><text:tab/>===============================================</text:span></text:p>
      <text:p text:style-name="P1"><text:span text:style-name="T1">=&gt;Pre-Defined Character Classes are those which are defined in Python Software and they are used in Python regular Expressions for defining or Designing Search Patterns and they are used to search / Find / Match in given data for obtaining Desired Result.</text:span></text:p>
      <text:p text:style-name="P2"/>
      <text:p text:style-name="P1"><text:span text:style-name="T1">=&gt;Syntax: <text:s text:c="3"/>"\Search Pattern "</text:span></text:p>
      <text:p text:style-name="P2"/>
      <text:p text:style-name="P1"><text:span text:style-name="T1">=&gt;The following are the <text:s/>essential Pre-Defined Character Classes . </text:span></text:p>
      <text:p text:style-name="P1"><text:span text:style-name="T1">-------------------------------------------------------------------------------------------------------------------------</text:span></text:p>
      <text:p text:style-name="P1"><text:span text:style-name="T1">1. <text:s/>\s----------&gt;Searches for Space Character only</text:span></text:p>
      <text:p text:style-name="P2"/>
      <text:p text:style-name="P1"><text:span text:style-name="T1">2. <text:s/>\S---------&gt;Seraches for all Except Space Character </text:span></text:p>
      <text:p text:style-name="P2"/>
      <text:p text:style-name="P1"><text:span text:style-name="T1">3. \w---------&gt;Searches <text:s/>for any word character only OR [A-Za-z0-9]</text:span></text:p>
      <text:p text:style-name="P2"/>
      <text:p text:style-name="P1"><text:span text:style-name="T1">4. \W---------&gt;Searches <text:s/>for all special symbols except word character <text:s/>OR [^A-Za-z0-9]</text:span></text:p>
      <text:p text:style-name="P2"/>
      <text:p text:style-name="P1"><text:span text:style-name="T1">5. \d--------&gt;Searches for all digits OR [0-9]</text:span></text:p>
      <text:p text:style-name="P2"/>
      <text:p text:style-name="P1"><text:span text:style-name="T1">6. \D-------&gt;Searches for all except Digits <text:s/>OR [^0-9]</text:span></text:p>
      <text:p text:style-name="P1"><text:span text:style-name="T1">============================x=====================================</text:span></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116" meta:character-count="1032" meta:non-whitespace-character-count="915"/>
    <meta:generator>LibreOfficeDev/6.0.5.2$Linux_X86_64 LibreOffice_project/</meta:generator>
  </office:meta>
</office:document-meta>
</file>